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size="true" draw:shadow="hidden"/>
    </style:style>
    <style:style style:name="gr2" style:family="graphic" style:parent-style-name="standard">
      <style:graphic-properties draw:fill="solid" draw:fill-color="#dc2300" draw:textarea-horizontal-align="center" draw:textarea-vertical-align="middle" draw:fit-to-size="true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 draw:fit-to-size="true" draw:shadow="hidden"/>
    </style:style>
    <style:style style:name="gr4" style:family="graphic" style:parent-style-name="standard">
      <style:graphic-properties draw:fill="solid" draw:fill-color="#99ccff" draw:textarea-horizontal-align="center" draw:textarea-vertical-align="middle" draw:fit-to-size="true" draw:shadow="hidden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3.331cm" svg:height="0.936cm" svg:x="8.806cm" svg:y="1cm">
          <text:p text:style-name="P1">(F, W, G, C) - ()</text:p>
        </draw:rect>
        <draw:rect draw:style-name="gr2" draw:text-style-name="P1" draw:id="id3" draw:layer="layout" svg:width="3.281cm" svg:height="0.936cm" svg:x="4.079cm" svg:y="1.775cm">
          <text:p text:style-name="P1">(G, C) – (F, W)</text:p>
        </draw:rect>
        <draw:rect draw:style-name="gr1" draw:text-style-name="P1" draw:id="id2" draw:layer="layout" svg:width="3.331cm" svg:height="0.936cm" svg:x="8.826cm" svg:y="3.34cm">
          <text:p text:style-name="P1">(W, C) – (F, G)</text:p>
        </draw:rect>
        <draw:rect draw:style-name="gr2" draw:text-style-name="P1" draw:id="id4" draw:layer="layout" svg:width="3.331cm" svg:height="0.936cm" svg:x="13.544cm" svg:y="2.651cm">
          <text:p text:style-name="P1">(W, G) – (F, C)</text:p>
        </draw:rect>
        <draw:connector draw:style-name="gr3" draw:text-style-name="P2" draw:layer="layout" svg:x1="10.471cm" svg:y1="1.936cm" svg:x2="10.491cm" svg:y2="3.34cm" draw:start-shape="id1" draw:start-glue-point="2" draw:end-shape="id2" draw:end-glue-point="0">
          <text:p/>
        </draw:connector>
        <draw:connector draw:style-name="gr3" draw:text-style-name="P2" draw:layer="layout" svg:x1="8.806cm" svg:y1="1.468cm" svg:x2="7.36cm" svg:y2="2.243cm" draw:start-shape="id1" draw:end-shape="id3">
          <text:p/>
        </draw:connector>
        <draw:connector draw:style-name="gr3" draw:text-style-name="P2" draw:layer="layout" svg:x1="12.137cm" svg:y1="1.468cm" svg:x2="13.544cm" svg:y2="3.119cm" draw:start-shape="id1" draw:end-shape="id4">
          <text:p/>
        </draw:connector>
        <draw:rect draw:style-name="gr1" draw:text-style-name="P1" draw:id="id6" draw:layer="layout" svg:width="3.331cm" svg:height="0.936cm" svg:x="8.826cm" svg:y="5.68cm">
          <text:p text:style-name="P1">(F, W, C) – (G)</text:p>
        </draw:rect>
        <draw:rect draw:style-name="gr2" draw:text-style-name="P1" draw:id="id5" draw:layer="layout" svg:width="3.331cm" svg:height="0.936cm" svg:x="13.544cm" svg:y="1cm">
          <text:p text:style-name="P1">(W, G, C) – (F)</text:p>
        </draw:rect>
        <draw:connector draw:style-name="gr3" draw:text-style-name="P2" draw:layer="layout" svg:x1="12.137cm" svg:y1="1.468cm" svg:x2="13.544cm" svg:y2="1.468cm" draw:start-shape="id1" draw:end-shape="id5">
          <text:p/>
        </draw:connector>
        <draw:connector draw:style-name="gr3" draw:text-style-name="P2" draw:layer="layout" svg:x1="10.491cm" svg:y1="4.276cm" svg:x2="10.491cm" svg:y2="5.68cm" draw:start-shape="id2" draw:end-shape="id6">
          <text:p/>
        </draw:connector>
        <draw:rect draw:style-name="gr1" draw:text-style-name="P1" draw:id="id13" draw:layer="layout" svg:width="3.331cm" svg:height="0.936cm" svg:x="11.144cm" svg:y="7.604cm">
          <text:p text:style-name="P1">(C) – (F, W, G)</text:p>
        </draw:rect>
        <draw:rect draw:style-name="gr1" draw:text-style-name="P1" draw:id="id7" draw:layer="layout" svg:width="3.331cm" svg:height="0.936cm" svg:x="6.559cm" svg:y="7.584cm">
          <text:p text:style-name="P1">(W) – (F, G, C)</text:p>
        </draw:rect>
        <draw:connector draw:style-name="gr3" draw:text-style-name="P2" draw:layer="layout" svg:x1="8.826cm" svg:y1="6.148cm" svg:x2="8.224cm" svg:y2="7.584cm" draw:start-shape="id6" draw:start-glue-point="3" draw:end-shape="id7" draw:end-glue-point="0">
          <text:p/>
        </draw:connector>
        <draw:rect draw:style-name="gr2" draw:text-style-name="P1" draw:id="id8" draw:layer="layout" svg:width="3.331cm" svg:height="0.936cm" svg:x="2.114cm" svg:y="8.72cm">
          <text:p text:style-name="P1">(F, W) – (G, C)</text:p>
        </draw:rect>
        <draw:connector draw:style-name="gr3" draw:text-style-name="P2" draw:layer="layout" svg:x1="6.559cm" svg:y1="8.052cm" svg:x2="3.779cm" svg:y2="8.72cm" draw:start-shape="id7" draw:start-glue-point="3" draw:end-shape="id8" draw:end-glue-point="0">
          <text:p/>
        </draw:connector>
        <draw:rect draw:style-name="gr4" draw:text-style-name="P1" draw:id="id9" draw:layer="layout" svg:width="3.331cm" svg:height="0.936cm" svg:x="7.909cm" svg:y="11.296cm">
          <text:p text:style-name="P1">(F, W, G) – (C)</text:p>
        </draw:rect>
        <draw:rect draw:style-name="gr4" draw:text-style-name="P1" draw:id="id10" draw:layer="layout" svg:width="3.331cm" svg:height="0.936cm" svg:x="4.078cm" svg:y="11.308cm">
          <text:p text:style-name="P1">(F, W, C) – (G)</text:p>
        </draw:rect>
        <draw:connector draw:style-name="gr3" draw:text-style-name="P2" draw:layer="layout" svg:x1="8.224cm" svg:y1="8.52cm" svg:x2="9.574cm" svg:y2="11.296cm" draw:start-shape="id7" draw:start-glue-point="2" draw:end-shape="id9">
          <text:p/>
        </draw:connector>
        <draw:connector draw:style-name="gr3" draw:text-style-name="P2" draw:layer="layout" svg:x1="8.224cm" svg:y1="8.52cm" svg:x2="5.743cm" svg:y2="11.308cm" draw:start-shape="id7" draw:start-glue-point="2" draw:end-shape="id10">
          <text:p/>
        </draw:connector>
        <draw:rect draw:style-name="gr4" draw:text-style-name="P1" draw:id="id11" draw:layer="layout" svg:width="3.331cm" svg:height="0.936cm" svg:x="1.729cm" svg:y="14.034cm">
          <text:p text:style-name="P1">(C) – (F, W, G)</text:p>
        </draw:rect>
        <draw:rect draw:style-name="gr4" draw:text-style-name="P1" draw:id="id12" draw:layer="layout" svg:width="3.331cm" svg:height="0.936cm" svg:x="5.493cm" svg:y="14.034cm">
          <text:p text:style-name="P1">(W) – (F, G, C)</text:p>
        </draw:rect>
        <draw:connector draw:style-name="gr3" draw:text-style-name="P2" draw:layer="layout" svg:x1="5.743cm" svg:y1="12.244cm" svg:x2="3.394cm" svg:y2="14.034cm" draw:start-shape="id10" draw:start-glue-point="2" draw:end-shape="id11" draw:end-glue-point="0">
          <text:p/>
        </draw:connector>
        <draw:connector draw:style-name="gr3" draw:text-style-name="P2" draw:layer="layout" svg:x1="5.743cm" svg:y1="12.244cm" svg:x2="7.158cm" svg:y2="14.034cm" draw:start-shape="id10" draw:start-glue-point="2" draw:end-shape="id12" draw:end-glue-point="0">
          <text:p/>
        </draw:connector>
        <draw:connector draw:style-name="gr3" draw:text-style-name="P2" draw:layer="layout" draw:line-skew="-1.943cm" svg:x1="4.078cm" svg:y1="11.776cm" svg:x2="8.826cm" svg:y2="3.808cm" draw:start-shape="id10" draw:start-glue-point="3" draw:end-shape="id2" draw:end-glue-point="3">
          <text:p/>
        </draw:connector>
        <draw:rect draw:style-name="gr4" draw:text-style-name="P1" draw:id="id19" draw:layer="layout" svg:width="3.331cm" svg:height="0.936cm" svg:x="9.734cm" svg:y="26.004cm">
          <text:p text:style-name="P1">() – (F, W, G, C)</text:p>
        </draw:rect>
        <draw:rect draw:style-name="gr2" draw:text-style-name="P1" draw:id="id14" draw:layer="layout" svg:width="3.331cm" svg:height="0.936cm" svg:x="1cm" svg:y="17.209cm">
          <text:p text:style-name="P1">(F, C) – (W, G)</text:p>
        </draw:rect>
        <draw:rect draw:style-name="gr4" draw:text-style-name="P1" draw:id="id15" draw:layer="layout" svg:width="3.331cm" svg:height="0.936cm" svg:x="5.289cm" svg:y="17.209cm">
          <text:p text:style-name="P1">(F, G, C) – (W)</text:p>
        </draw:rect>
        <draw:connector draw:style-name="gr5" draw:text-style-name="P2" draw:layer="layout" svg:x1="12.157cm" svg:y1="6.148cm" svg:x2="12.809cm" svg:y2="7.604cm" draw:start-shape="id6" draw:end-shape="id13" draw:end-glue-point="0">
          <text:p/>
        </draw:connector>
        <draw:connector draw:style-name="gr5" draw:text-style-name="P2" draw:layer="layout" svg:x1="3.394cm" svg:y1="14.97cm" svg:x2="2.665cm" svg:y2="17.209cm" draw:start-shape="id11" draw:start-glue-point="2" draw:end-shape="id14" draw:end-glue-point="0">
          <text:p/>
        </draw:connector>
        <draw:connector draw:style-name="gr5" draw:text-style-name="P2" draw:layer="layout" svg:x1="3.394cm" svg:y1="14.97cm" svg:x2="6.954cm" svg:y2="17.209cm" draw:start-shape="id11" draw:end-shape="id15" draw:end-glue-point="0">
          <text:p/>
        </draw:connector>
        <draw:rect draw:style-name="gr2" draw:text-style-name="P1" draw:id="id16" draw:layer="layout" svg:width="3.331cm" svg:height="0.936cm" svg:x="1cm" svg:y="19.415cm">
          <text:p text:style-name="P1">(G, C) – (F, W)</text:p>
        </draw:rect>
        <draw:rect draw:style-name="gr4" draw:text-style-name="P1" draw:id="id17" draw:layer="layout" svg:width="3.331cm" svg:height="0.936cm" svg:x="5.289cm" svg:y="19.415cm">
          <text:p text:style-name="P1">(G) – (F, W, C)</text:p>
        </draw:rect>
        <draw:connector draw:style-name="gr5" draw:text-style-name="P2" draw:layer="layout" svg:x1="6.954cm" svg:y1="18.145cm" svg:x2="2.665cm" svg:y2="19.415cm" draw:start-shape="id15" draw:end-shape="id16" draw:end-glue-point="0">
          <text:p/>
        </draw:connector>
        <draw:connector draw:style-name="gr5" draw:text-style-name="P2" draw:layer="layout" svg:x1="6.954cm" svg:y1="18.145cm" svg:x2="6.954cm" svg:y2="19.415cm" draw:start-shape="id15" draw:start-glue-point="2" draw:end-shape="id17" draw:end-glue-point="0">
          <text:p/>
        </draw:connector>
        <draw:rect draw:style-name="gr4" draw:text-style-name="P1" draw:id="id18" draw:layer="layout" svg:width="3.331cm" svg:height="0.936cm" svg:x="2.749cm" svg:y="22.289cm">
          <text:p text:style-name="P1">(F, G) – (W, C)</text:p>
        </draw:rect>
        <draw:connector draw:style-name="gr5" draw:text-style-name="P2" draw:layer="layout" svg:x1="6.954cm" svg:y1="20.351cm" svg:x2="4.414cm" svg:y2="22.289cm" draw:start-shape="id17" draw:end-shape="id18" draw:end-glue-point="0">
          <text:p/>
        </draw:connector>
        <draw:connector draw:style-name="gr5" draw:text-style-name="P2" draw:layer="layout" svg:x1="4.414cm" svg:y1="23.225cm" svg:x2="11.399cm" svg:y2="26.004cm" draw:start-shape="id18" draw:start-glue-point="2" draw:end-shape="id19" draw:end-glue-point="0">
          <text:p/>
        </draw:connector>
        <draw:connector draw:style-name="gr5" draw:text-style-name="P2" draw:layer="layout" svg:x1="9.574cm" svg:y1="12.232cm" svg:x2="8.62cm" svg:y2="19.883cm" draw:start-shape="id9" draw:end-shape="id17" draw:end-glue-point="1">
          <text:p/>
        </draw:connector>
        <draw:connector draw:style-name="gr5" draw:text-style-name="P2" draw:layer="layout" svg:x1="9.574cm" svg:y1="12.232cm" svg:x2="8.824cm" svg:y2="14.502cm" draw:start-shape="id9" draw:start-glue-point="2" draw:end-shape="id12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9-02-01T20:59:09</meta:creation-date>
    <dc:date>2009-02-02T20:35:18</dc:date>
    <dc:language>en-US</dc:language>
    <meta:editing-cycles>28</meta:editing-cycles>
    <meta:editing-duration>PT1H31M26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